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1.046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arial"/>
    </style:style>
    <style:style style:name="ce12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ce10"/>
        <table:table-column table:style-name="co4" table:default-cell-style-name="ce12"/>
        <table:table-row table:style-name="ro1">
          <table:table-cell table:style-name="ce6" office:value-type="string" calcext:value-type="string">
            <text:p>Material necesario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Cantidad</text:p>
          </table:table-cell>
          <table:table-cell table:style-name="ce8" office:value-type="string" calcext:value-type="string">
            <text:p>Ligazón</text:p>
          </table:table-cell>
        </table:table-row>
        <table:table-row table:style-name="ro1">
          <table:table-cell office:value-type="string" calcext:value-type="string">
            <text:p>Raspberry Pi 400</text:p>
          </table:table-cell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Raspberry-Pi®-PI400DE-400-Keyboard/dp/B08YZ2CKQC/ref=sr_1_19?crid=2AYOTGAV7NLPT&amp;keywords=raspberry+pi+4&amp;qid=1681893002&amp;sprefix=ras%2Caps%2C92&amp;sr=8-19" xlink:type="simple">Amazon</text:a></text:p>
          </table:table-cell>
        </table:table-row>
        <table:table-row table:style-name="ro1">
          <table:table-cell office:value-type="string" calcext:value-type="string">
            <text:p>Pantalla      Táctil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Raspberry-Pi®-PI400DE-400-Keyboard/dp/B08YZ2CKQC/ref=sr_1_19?crid=2AYOTGAV7NLPT&amp;keywords=raspberry+pi+4&amp;qid=1681893002&amp;sprefix=ras%2Caps%2C92&amp;sr=8-19" xlink:type="simple">Amazon</text:a>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Amazon</text:a></text:p>
          </table:table-cell>
        </table:table-row>
        <table:table-row table:style-name="ro1">
          <table:table-cell office:value-type="string" calcext:value-type="string">
            <text:p>ESP32CAM</text:p>
          </table:table-cell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diymore-desarrollo-Bluetooth-ESP32-CAM-MB-inalámbrico/dp/B08X3GRK22/ref=sr_1_4_sspa?__mk_es_ES=ÅMÅŽÕÑ&amp;crid=1Z9V8K9B9Y7XT&amp;keywords=esp32+cam&amp;qid=1682315605&amp;sprefix=esp32+cam%2Caps%2C102&amp;sr=8-4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Amazon</text:a></text:p>
          </table:table-cell>
        </table:table-row>
        <table:table-row table:style-name="ro1">
          <table:table-cell office:value-type="string" calcext:value-type="string">
            <text:p>Sensor de luz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Amazon</text:a>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módulo-movimiento-ks-052-piroeléctrico-Arduino/dp/B01M0GP0TW/ref=sr_1_5?__mk_es_ES=ÅMÅŽÕÑ&amp;crid=4PL6BCK173SD&amp;keywords=pir+arduino&amp;qid=1682315815&amp;sprefix=pir+arduino%2Caps%2C94&amp;sr=8-5" xlink:type="simple">Amazon</text:a></text:p>
          </table:table-cell>
        </table:table-row>
        <table:table-row table:style-name="ro1">
          <table:table-cell office:value-type="string" calcext:value-type="string">
            <text:p>Botón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Teclado-memoria-ks0029-Arduino-Raspberry/dp/B077K3SL76/ref=sr_1_6?__mk_es_ES=ÅMÅŽÕÑ&amp;crid=2UI2CA1SDII6H&amp;keywords=boton+keyestudio&amp;qid=1682315901&amp;sprefix=boton+keyestudio%2Caps%2C87&amp;sr=8-6" xlink:type="simple">Amazon</text:a></text:p>
          </table:table-cell>
        </table:table-row>
        <table:table-row table:style-name="ro1">
          <table:table-cell office:value-type="string" calcext:value-type="string">
            <text:p>Relé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Módulo-estado-sólido-Arduino/dp/B07F1QL6W4/ref=sr_1_3?__mk_es_ES=ÅMÅŽÕÑ&amp;crid=4R890RZ1MWQ3&amp;keywords=rele+keyestudio&amp;qid=1682315951&amp;sprefix=rele+keyestudio%2Caps%2C114&amp;sr=8-3" xlink:type="simple">Amazon</text:a>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HHuin-Ventilador-refrigeración-enchufable-Compatible/dp/B09P5CFM3T/ref=sr_1_9?__mk_es_ES=ÅMÅŽÕÑ&amp;crid=3B00OODWJI7Q9&amp;keywords=ventilador+5v+raspberry&amp;qid=1682316044&amp;sprefix=ventilador+5v+raspberry%2Caps%2C91&amp;sr=8-9" xlink:type="simple">Amazon</text:a></text:p>
          </table:table-cell>
        </table:table-row>
        <table:table-row table:style-name="ro1">
          <table:table-cell office:value-type="string" calcext:value-type="string">
            <text:p>LED RGB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Amazon</text:a>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Amazon</text:a></text:p>
          </table:table-cell>
        </table:table-row>
        <table:table-row table:style-name="ro1">
          <table:table-cell office:value-type="string" calcext:value-type="string">
            <text:p>LCD ou OLED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Amazon</text:a></text:p>
          </table:table-cell>
        </table:table-row>
        <table:table-row table:style-name="ro2">
          <table:table-cell office:value-type="string" calcext:value-type="string">
            <text:p>Baterías 18650 + indicador carga</text:p>
          </table:table-cell>
          <table:table-cell office:value-type="string" calcext:value-type="string">
            <text:p>FA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a xlink:href="https://www.amazon.es/Recargable-Batería-9900mAh-Capacidad-Linterna/dp/B0BGMD2VDD/ref=sr_1_19?__mk_es_ES=ÅMÅŽÕÑ&amp;crid=19DKOIDL8OIC8&amp;keywords=bateria+18650&amp;qid=1682316448&amp;sprefix=baterias+18650%2Caps%2C104&amp;sr=8-19" xlink:type="simple">Amazon</text:a></text:p>
          </table:table-cell>
        </table:table-row>
        <table:table-row table:style-name="ro1">
          <table:table-cell office:value-type="string" calcext:value-type="string">
            <text:p>Fuente alimentación</text:p>
          </table:table-cell>
          <table:table-cell office:value-type="string" calcext:value-type="string">
            <text:p>FA</text:p>
          </table:table-cell>
          <table:table-cell table:style-name="ce11"/>
          <table:table-cell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Amazon</text:a></text:p>
          </table:table-cell>
        </table:table-row>
        <table:table-row table:style-name="ro2">
          <table:table-cell office:value-type="string" calcext:value-type="string">
            <text:p>Fuente de alimentación de 7,5V 1 A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Amazon</text:a></text:p>
          </table:table-cell>
        </table:table-row>
        <table:table-row table:style-name="ro1">
          <table:table-cell office:value-type="string" calcext:value-type="string">
            <text:p>Cables dupont M-F e F-F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Amazon</text:a>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 (visualizador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 (sensor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 (actuador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C (soc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A (fuente de alimentación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C (conector)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12:22:53.410909369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10:12:37.902206934</meta:creation-date>
    <dc:date>2023-04-24T12:33:22.924850810</dc:date>
    <meta:editing-duration>PT30M14S</meta:editing-duration>
    <meta:editing-cycles>5</meta:editing-cycles>
    <meta:generator>LibreOffice/6.4.7.2$Linux_X86_64 LibreOffice_project/40$Build-2</meta:generator>
    <meta:document-statistic meta:table-count="1" meta:cell-count="81" meta:object-count="0"/>
  </office:meta>
</office:document-meta>
</file>